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unito Sans" svg:font-family="'Nunito Sans', sans-serif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Source Sans Pro" svg:font-family="'Source Sans Pro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ohit Devanagari" svg:font-family="'Lohit Devanagari'" style:font-family-generic="system" style:font-pitch="variable"/>
    <style:font-face style:name="Roboto1" svg:font-family="Roboto" style:font-family-generic="system" style:font-pitch="variable"/>
    <style:font-face style:name="Roboto Condensed1" svg:font-family="'Roboto Condensed'" style:font-family-generic="system" style:font-pitch="variable"/>
    <style:font-face style:name="Source Han Sans CN Regular" svg:font-family="'Source Han Sans CN Regular'" style:font-family-generic="system" style:font-pitch="variable"/>
    <style:font-face style:name="Source Sans Pro1" svg:font-family="'Source Sans Pro'" style:font-family-generic="system" style:font-pitch="variable"/>
  </office:font-face-decls>
  <office:automatic-styles>
    <style:style style:name="Table1" style:family="table">
      <style:table-properties style:width="6.6667in" fo:margin-left="0in" fo:margin-top="0in" fo:margin-bottom="0in" table:align="left"/>
    </style:style>
    <style:style style:name="Table1.A" style:family="table-column">
      <style:table-column-properties style:column-width="1.4167in"/>
    </style:style>
    <style:style style:name="Table1.B" style:family="table-column">
      <style:table-column-properties style:column-width="5.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none"/>
    </style:style>
    <style:style style:name="Table2" style:family="table">
      <style:table-properties style:width="6.6979in" fo:margin-left="0in" fo:margin-top="0in" fo:margin-bottom="0in" table:align="left"/>
    </style:style>
    <style:style style:name="Table2.A" style:family="table-column">
      <style:table-column-properties style:column-width="1.1139in"/>
    </style:style>
    <style:style style:name="Table2.B" style:family="table-column">
      <style:table-column-properties style:column-width="1.2819in"/>
    </style:style>
    <style:style style:name="Table2.C" style:family="table-column">
      <style:table-column-properties style:column-width="4.302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1"/>
    </style:style>
    <style:style style:name="Table2.B1" style:family="table-cell">
      <style:table-cell-properties style:vertical-align="" fo:padding="0.0694in" fo:border-left="0.75pt solid #000001" fo:border-right="1pt solid #000001" fo:border-top="1pt solid #000001" fo:border-bottom="1pt solid #000001"/>
    </style:style>
    <style:style style:name="Table2.A2" style:family="table-cell">
      <style:table-cell-properties style:vertical-align="" fo:padding="0.0694in" fo:border-left="1pt solid #000001" fo:border-right="1pt solid #000001" fo:border-top="0.75pt solid #000001" fo:border-bottom="1pt solid #000001"/>
    </style:style>
    <style:style style:name="Table2.B2" style:family="table-cell">
      <style:table-cell-properties style:vertical-align="" fo:padding="0.0694in" fo:border-left="0.75pt solid #000001" fo:border-right="1pt solid #000001" fo:border-top="0.75pt solid #000001" fo:border-bottom="1pt solid #000001"/>
    </style:style>
    <style:style style:name="Table3" style:family="table">
      <style:table-properties style:width="6.8958in" fo:margin-left="0in" fo:margin-top="0in" fo:margin-bottom="0in" table:align="left"/>
    </style:style>
    <style:style style:name="Table3.A" style:family="table-column">
      <style:table-column-properties style:column-width="1.4688in"/>
    </style:style>
    <style:style style:name="Table3.B" style:family="table-column">
      <style:table-column-properties style:column-width="5.427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bfbfbf" fo:padding="0.0694in" fo:border-left="1.5pt solid #000001" fo:border-right="1.5pt solid #000001" fo:border-top="1.5pt solid #000001" fo:border-bottom="1pt solid #000001">
        <style:background-image/>
      </style:table-cell-properties>
    </style:style>
    <style:style style:name="Table3.B1" style:family="table-cell">
      <style:table-cell-properties style:vertical-align="" fo:padding="0.0694in" fo:border-left="none" fo:border-right="1.5pt solid #000001" fo:border-top="1.5pt solid #000001" fo:border-bottom="1pt solid #000001"/>
    </style:style>
    <style:style style:name="Table3.A2" style:family="table-cell">
      <style:table-cell-properties style:vertical-align="" fo:background-color="#bfbfbf" fo:padding="0.0694in" fo:border-left="1.5pt solid #000001" fo:border-right="1.5pt solid #000001" fo:border-top="none" fo:border-bottom="1pt solid #000001">
        <style:background-image/>
      </style:table-cell-properties>
    </style:style>
    <style:style style:name="Table3.B2" style:family="table-cell">
      <style:table-cell-properties style:vertical-align="" fo:padding="0.0694in" fo:border-left="none" fo:border-right="1.5pt solid #000001" fo:border-top="none" fo:border-bottom="1pt solid #000001"/>
    </style:style>
    <style:style style:name="Table3.B3" style:family="table-cell">
      <style:table-cell-properties style:vertical-align="" fo:padding="0.0694in" fo:border-left="none" fo:border-right="1.5pt solid #000001" fo:border-top="none" fo:border-bottom="1pt solid #000001"/>
    </style:style>
    <style:style style:name="Table3.B4" style:family="table-cell">
      <style:table-cell-properties style:vertical-align="" fo:padding="0.0694in" fo:border-left="none" fo:border-right="1.5pt solid #000001" fo:border-top="none" fo:border-bottom="1pt solid #000001"/>
    </style:style>
    <style:style style:name="Table3.B5" style:family="table-cell">
      <style:table-cell-properties style:vertical-align="" fo:padding="0.0694in" fo:border-left="none" fo:border-right="1.5pt solid #000001" fo:border-top="none" fo:border-bottom="1pt solid #000001"/>
    </style:style>
    <style:style style:name="Table3.A6" style:family="table-cell">
      <style:table-cell-properties style:vertical-align="" fo:background-color="#bfbfbf" fo:padding="0.0694in" fo:border-left="1.5pt solid #000001" fo:border-right="1.5pt solid #000001" fo:border-top="none" fo:border-bottom="1.5pt solid #000001">
        <style:background-image/>
      </style:table-cell-properties>
    </style:style>
    <style:style style:name="Table3.B6" style:family="table-cell">
      <style:table-cell-properties style:vertical-align="" fo:padding="0.0694in" fo:border-left="none" fo:border-right="1.5pt solid #000001" fo:border-top="none" fo:border-bottom="1.5pt solid #000001"/>
    </style:style>
    <style:style style:name="P1" style:family="paragraph" style:parent-style-name="Standard">
      <loext:graphic-properties draw:fill-color="#ffffff"/>
      <style:paragraph-properties fo:padding="0in" fo:border="none"/>
    </style:style>
    <style:style style:name="P2" style:family="paragraph" style:parent-style-name="Standard">
      <loext:graphic-properties draw:fill-color="#ffffff"/>
      <style:paragraph-properties fo:padding="0in" fo:border="none"/>
      <style:text-properties officeooo:rsid="0002ae0d" officeooo:paragraph-rsid="0002ae0d"/>
    </style:style>
    <style:style style:name="P3" style:family="paragraph" style:parent-style-name="Standard">
      <loext:graphic-properties draw:fill-color="#ffffff"/>
      <style:paragraph-properties fo:padding="0in" fo:border="none"/>
      <style:text-properties officeooo:rsid="0005adc2" officeooo:paragraph-rsid="0005adc2"/>
    </style:style>
    <style:style style:name="P4" style:family="paragraph" style:parent-style-name="Standard">
      <loext:graphic-properties draw:fill-color="#ffffff"/>
      <style:paragraph-properties fo:padding="0in" fo:border="none"/>
      <style:text-properties officeooo:rsid="0005d313" officeooo:paragraph-rsid="0005d313"/>
    </style:style>
    <style:style style:name="P5" style:family="paragraph" style:parent-style-name="Standard">
      <loext:graphic-properties draw:fill-color="#ffffff"/>
      <style:paragraph-properties fo:padding="0in" fo:border="none"/>
      <style:text-properties officeooo:rsid="0007cc90" officeooo:paragraph-rsid="0007cc90"/>
    </style:style>
    <style:style style:name="P6" style:family="paragraph" style:parent-style-name="Standard">
      <loext:graphic-properties draw:fill-color="#ffffff"/>
      <style:paragraph-properties fo:padding="0in" fo:border="none"/>
      <style:text-properties officeooo:paragraph-rsid="0008575f"/>
    </style:style>
    <style:style style:name="P7" style:family="paragraph" style:parent-style-name="Standard">
      <loext:graphic-properties draw:fill-color="#ffffff"/>
      <style:paragraph-properties fo:padding="0in" fo:border="none"/>
      <style:text-properties officeooo:rsid="00099931" officeooo:paragraph-rsid="00099931"/>
    </style:style>
    <style:style style:name="P8" style:family="paragraph" style:parent-style-name="Heading_20_1">
      <loext:graphic-properties draw:fill-color="#ffffff"/>
      <style:paragraph-properties fo:padding="0in" fo:border="none"/>
    </style:style>
    <style:style style:name="P9" style:family="paragraph" style:parent-style-name="Heading_20_2">
      <loext:graphic-properties draw:fill-color="#ffffff"/>
      <style:paragraph-properties fo:padding="0in" fo:border="none"/>
    </style:style>
    <style:style style:name="P10" style:family="paragraph" style:parent-style-name="Heading_20_2">
      <loext:graphic-properties draw:fill-color="#ffffff"/>
      <style:paragraph-properties fo:padding="0in" fo:border="none"/>
      <style:text-properties officeooo:paragraph-rsid="0009a52a"/>
    </style:style>
    <style:style style:name="P11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02ac5c" officeooo:paragraph-rsid="0002ac5c"/>
    </style:style>
    <style:style style:name="P13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02ae0d" officeooo:paragraph-rsid="0002ae0d"/>
    </style:style>
    <style:style style:name="P14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officeooo:rsid="0002ac5c" officeooo:paragraph-rsid="0002ac5c"/>
    </style:style>
    <style:style style:name="P15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indent="0in" style:auto-text-indent="false" fo:padding="0in" fo:border="none"/>
    </style:style>
    <style:style style:name="P16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officeooo:rsid="0002ae0d" officeooo:paragraph-rsid="0002ae0d"/>
    </style:style>
    <style:style style:name="P17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</style:style>
    <style:style style:name="P18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/>
    </style:style>
    <style:style style:name="P19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/>
    </style:style>
    <style:style style:name="P20" style:family="paragraph" style:parent-style-name="Standard">
      <loext:graphic-properties draw:fill-color="#ffffff"/>
      <style:paragraph-properties fo:margin-left="0in" fo:margin-right="0in" fo:text-indent="0in" style:auto-text-indent="false" fo:padding="0in" fo:border="none"/>
    </style:style>
    <style:style style:name="P21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/>
    </style:style>
    <style:style style:name="P22" style:family="paragraph" style:parent-style-name="Standard">
      <style:paragraph-properties fo:margin-left="0.0693in" fo:margin-right="0in" fo:text-indent="0in" style:auto-text-indent="false"/>
    </style:style>
    <style:style style:name="P23" style:family="paragraph" style:parent-style-name="Standard">
      <style:paragraph-properties fo:margin-left="0.0693in" fo:margin-right="0in" fo:text-indent="0in" style:auto-text-indent="false"/>
      <style:text-properties officeooo:rsid="0003cc10" officeooo:paragraph-rsid="0003cc10"/>
    </style:style>
    <style:style style:name="P24" style:family="paragraph" style:parent-style-name="Standard">
      <style:paragraph-properties fo:margin-left="0.0693in" fo:margin-right="0in" fo:text-indent="0in" style:auto-text-indent="false"/>
      <style:text-properties officeooo:rsid="0004b6f2" officeooo:paragraph-rsid="0004b6f2"/>
    </style:style>
    <style:style style:name="P25" style:family="paragraph" style:parent-style-name="Heading_20_1">
      <loext:graphic-properties draw:fill-color="#ffffff"/>
      <style:paragraph-properties fo:margin-top="0.5in" fo:margin-bottom="0.1665in" loext:contextual-spacing="false" fo:line-height="113%" fo:padding="0in" fo:border="none"/>
    </style:style>
    <style:style style:name="P26" style:family="paragraph" style:parent-style-name="Standard" style:master-page-name="Standard">
      <loext:graphic-properties draw:fill-color="#ffffff"/>
      <style:paragraph-properties style:page-number="1" fo:padding="0in" fo:border="none"/>
      <style:text-properties style:font-name="Roboto Condensed" style:font-name-asian="Roboto Condensed1" style:font-name-complex="Roboto Condensed1"/>
    </style:style>
    <style:style style:name="P27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font-name="Nunito Sans" fo:font-size="11pt" fo:font-style="normal" style:text-underline-style="none" fo:font-weight="bold" style:text-blinking="false" fo:background-color="transparent" style:font-weight-asian="bold"/>
    </style:style>
    <style:style style:name="P28" style:family="paragraph" style:parent-style-name="Standard">
      <loext:graphic-properties draw:fill-color="#ffffff"/>
      <style:paragraph-properties fo:padding="0in" fo:border="none"/>
      <style:text-properties fo:font-weight="bold" style:font-weight-asian="bold"/>
    </style:style>
    <style:style style:name="P29" style:family="paragraph" style:parent-style-name="Standard">
      <loext:graphic-properties draw:fill-color="#ffffff"/>
      <style:paragraph-properties fo:padding="0in" fo:border="none"/>
      <style:text-properties fo:font-style="italic" style:font-style-asian="italic"/>
    </style:style>
    <style:style style:name="P30" style:family="paragraph" style:parent-style-name="Standard">
      <loext:graphic-properties draw:fill-color="#ffffff"/>
      <style:paragraph-properties fo:padding="0in" fo:border="none"/>
    </style:style>
    <style:style style:name="P31" style:family="paragraph" style:parent-style-name="Standard">
      <style:paragraph-properties fo:margin-left="0.0693in" fo:margin-right="0in" fo:text-indent="0in" style:auto-text-indent="false"/>
      <style:text-properties fo:background-color="#bfbfbf"/>
    </style:style>
    <style:style style:name="P32" style:family="paragraph" style:parent-style-name="Heading_20_2">
      <loext:graphic-properties draw:fill-color="#ffffff"/>
      <style:paragraph-properties fo:padding="0in" fo:border="none"/>
      <style:text-properties fo:font-style="italic" style:font-style-asian="italic"/>
    </style:style>
    <style:style style:name="P33" style:family="paragraph" style:parent-style-name="Heading_20_2">
      <loext:graphic-properties draw:fill-color="#ffffff"/>
      <style:paragraph-properties fo:padding="0in" fo:border="none"/>
    </style:style>
    <style:style style:name="P34" style:family="paragraph" style:parent-style-name="Heading_20_2">
      <loext:graphic-properties draw:fill-color="#ffffff"/>
      <style:paragraph-properties fo:keep-together="auto" fo:padding="0in" fo:border="none" fo:keep-with-next="auto"/>
    </style:style>
    <style:style style:name="T1" style:family="text">
      <style:text-properties fo:font-weight="bold" style:font-weight-asian="bold"/>
    </style:style>
    <style:style style:name="T2" style:family="text">
      <style:text-properties fo:font-variant="normal" fo:text-transform="none" fo:color="#1155cc" style:text-line-through-style="none" style:text-line-through-type="none" style:text-position="0% 100%" style:font-name="Roboto" fo:font-size="11pt" fo:font-style="normal" style:text-underline-style="solid" style:text-underline-width="auto" style:text-underline-color="font-color" fo:font-weight="normal" fo:background-color="transparent" loext:char-shading-value="0" style:font-name-asian="Roboto1" style:font-size-asian="11pt" style:font-style-asian="normal" style:font-weight-asian="normal" style:font-name-complex="Roboto1" style:font-size-complex="11pt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style:font-name="Source Sans Pro" style:font-name-asian="Source Sans Pro1" style:font-name-complex="Source Sans Pro1"/>
    </style:style>
    <style:style style:name="T5" style:family="text">
      <style:text-properties fo:color="#1155cc" style:font-name="Source Sans Pro" fo:font-style="italic" style:text-underline-style="solid" style:text-underline-width="auto" style:text-underline-color="font-color" style:font-name-asian="Source Sans Pro1" style:font-style-asian="italic" style:font-name-complex="Source Sans Pro1"/>
    </style:style>
    <style:style style:name="T6" style:family="text">
      <style:text-properties fo:color="#1155cc" style:text-underline-style="solid" style:text-underline-width="auto" style:text-underline-color="font-color"/>
    </style:style>
    <style:style style:name="T7" style:family="text">
      <style:text-properties fo:color="#1155cc" style:font-name="Lato" style:text-underline-style="solid" style:text-underline-width="auto" style:text-underline-color="font-color" style:font-name-asian="Lato1" style:font-name-complex="Lato1"/>
    </style:style>
    <style:style style:name="T8" style:family="text">
      <style:text-properties fo:font-style="italic" style:font-style-asian="italic"/>
    </style:style>
    <style:style style:name="T9" style:family="text">
      <style:text-properties style:font-name="Lato" style:font-name-asian="Lato1" style:font-name-complex="Lato1"/>
    </style:style>
    <style:style style:name="T10" style:family="text">
      <style:text-properties officeooo:rsid="0003cc10"/>
    </style:style>
    <style:style style:name="T11" style:family="text">
      <style:text-properties officeooo:rsid="0004b6f2"/>
    </style:style>
    <style:style style:name="T12" style:family="text">
      <style:text-properties officeooo:rsid="0005d313"/>
    </style:style>
    <style:style style:name="T13" style:family="text">
      <style:text-properties officeooo:rsid="00065983"/>
    </style:style>
    <style:style style:name="T14" style:family="text">
      <style:text-properties officeooo:rsid="0008575f"/>
    </style:style>
    <style:style style:name="T15" style:family="text">
      <style:text-properties officeooo:rsid="00099931"/>
    </style:style>
    <style:style style:name="T16" style:family="text">
      <style:text-properties fo:font-size="11pt" fo:font-weight="normal" officeooo:rsid="0009a52a" style:font-size-asian="9.60000038146973pt" style:font-weight-asian="normal" style:font-size-complex="11pt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TQS 2019 | RELATÓRIO TÉCNICO </text:p>
      <text:p text:style-name="Title"><text:bookmark text:name="_wzvxkf24vwmv"/>Especificação de requisitos do produto e do desenho da solução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Projeto:</text:p>
          </table:table-cell>
          <table:table-cell table:style-name="Table1.A1" office:value-type="string">
            <text:p text:style-name="P27"><text:bookmark text:name="docs-internal-guid-fe8f5c73-7fff-1f1d-af0e-fbf500fca608"/>CloudDeliveries</text:p>
          </table:table-cell>
        </table:table-row>
        <table:table-row table:style-name="Table1.1">
          <table:table-cell table:style-name="Table1.A1" office:value-type="string">
            <text:p text:style-name="P11">Preparado por:</text:p>
          </table:table-cell>
          <table:table-cell table:style-name="Table1.A1" office:value-type="string">
            <text:p text:style-name="P14">João Santos , nmec : 73761</text:p>
            <text:p text:style-name="P12">Lucas Barros , <text:s/>nmec : 83895</text:p>
            <text:p text:style-name="P14">Vasco Marieiro , nmec : 81332</text:p>
          </table:table-cell>
        </table:table-row>
        <table:table-row table:style-name="Table1.1">
          <table:table-cell table:style-name="Table1.A1" office:value-type="string">
            <text:p text:style-name="P11">Data:</text:p>
          </table:table-cell>
          <table:table-cell table:style-name="Table1.A1" office:value-type="string">
            <text:p text:style-name="P13">18/04/2019</text:p>
          </table:table-cell>
        </table:table-row>
      </table:table>
      <text:p text:style-name="P1"/>
      <text:p text:style-name="P1"/>
      <text:p text:style-name="P28">Conteúdo do relatório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7"><text:a xlink:type="simple" xlink:href="#_th10i7rzczwl" text:style-name="Index_20_Link" text:visited-style-name="Index_20_Link"><text:span text:style-name="T2">1- Visão do produto</text:span></text:a></text:p>
          <text:p text:style-name="P21"><text:a xlink:type="simple" xlink:href="#_3u2id13bst6o" text:style-name="Index_20_Link" text:visited-style-name="Index_20_Link"><text:span text:style-name="T2">A oportunidade de negócio</text:span></text:a></text:p>
          <text:p text:style-name="P21"><text:a xlink:type="simple" xlink:href="#_bszsx1fp6t8h" text:style-name="Index_20_Link" text:visited-style-name="Index_20_Link"><text:span text:style-name="T2">O conceito do produto</text:span></text:a></text:p>
          <text:p text:style-name="P21"><text:a xlink:type="simple" xlink:href="#_eqlfmibfaprz" text:style-name="Index_20_Link" text:visited-style-name="Index_20_Link"><text:span text:style-name="T2">Prioridades no projeto</text:span></text:a></text:p>
          <text:p text:style-name="P21"><text:a xlink:type="simple" xlink:href="#_ibysrcnrubtb" text:style-name="Index_20_Link" text:visited-style-name="Index_20_Link"><text:span text:style-name="T2">Metodologia de levantamento de requisitos</text:span></text:a></text:p>
          <text:p text:style-name="P18"><text:a xlink:type="simple" xlink:href="#_i56vl6u8nd3e" text:style-name="Index_20_Link" text:visited-style-name="Index_20_Link"><text:span text:style-name="T2">2- Modelo do domínio</text:span></text:a></text:p>
          <text:p text:style-name="P18"><text:a xlink:type="simple" xlink:href="#_dhsmlp2w48wp" text:style-name="Index_20_Link" text:visited-style-name="Index_20_Link"><text:span text:style-name="T2">3- Cenários de utilização</text:span></text:a></text:p>
          <text:p text:style-name="P21"><text:a xlink:type="simple" xlink:href="#_21hm67ck9foo" text:style-name="Index_20_Link" text:visited-style-name="Index_20_Link"><text:span text:style-name="T2">Visão geral dos casos de utilização</text:span></text:a></text:p>
          <text:p text:style-name="P21"><text:a xlink:type="simple" xlink:href="#_356xa9aplr38" text:style-name="Index_20_Link" text:visited-style-name="Index_20_Link"><text:span text:style-name="T2">Atores</text:span></text:a></text:p>
          <text:p text:style-name="P21"><text:a xlink:type="simple" xlink:href="#_pj2c0njouv76" text:style-name="Index_20_Link" text:visited-style-name="Index_20_Link"><text:span text:style-name="T2">User stories</text:span></text:a></text:p>
          <text:p text:style-name="P18"><text:a xlink:type="simple" xlink:href="#_twg0iful1wkl" text:style-name="Index_20_Link" text:visited-style-name="Index_20_Link"><text:span text:style-name="T2">4. Plano técnico da solução</text:span></text:a></text:p>
          <text:p text:style-name="P21"><text:a xlink:type="simple" xlink:href="#_niu4w529b7bv" text:style-name="Index_20_Link" text:visited-style-name="Index_20_Link"><text:span text:style-name="T2">Arquitetura aplicacional</text:span></text:a></text:p>
          <text:p text:style-name="P21"><text:a xlink:type="simple" xlink:href="#_nc29ibn9lurs" text:style-name="Index_20_Link" text:visited-style-name="Index_20_Link"><text:span text:style-name="T2">Arquitetura de instalação</text:span></text:a></text:p>
          <text:p text:style-name="P21"><text:a xlink:type="simple" xlink:href="#_gqgr4n6gsl98" text:style-name="Index_20_Link" text:visited-style-name="Index_20_Link"><text:span text:style-name="T2">Protótipos dos produtos</text:span></text:a></text:p>
          <text:p text:style-name="P19"><text:a xlink:type="simple" xlink:href="#_4hzq10e8lamz" text:style-name="Index_20_Link" text:visited-style-name="Index_20_Link"><text:span text:style-name="T2">5. API de integração</text:span></text:a></text:p>
        </text:index-body>
      </text:table-of-content>
      <text:p text:style-name="P1"/>
      <text:p text:style-name="P1"/>
      <text:p text:style-name="P28">Controlo de versões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5">Quando?</text:p>
          </table:table-cell>
          <table:table-cell table:style-name="Table2.B1" office:value-type="string">
            <text:p text:style-name="P15">Responsável</text:p>
          </table:table-cell>
          <table:table-cell table:style-name="Table2.B1" office:value-type="string">
            <text:p text:style-name="P15">Alterações significativas introduzidas</text:p>
          </table:table-cell>
        </table:table-row>
        <table:table-row table:style-name="Table2.1">
          <table:table-cell table:style-name="Table2.A2" office:value-type="string">
            <text:p text:style-name="P15"><text:s/></text:p>
          </table:table-cell>
          <table:table-cell table:style-name="Table2.B2" office:value-type="string">
            <text:p text:style-name="P15"><text:s/></text:p>
          </table:table-cell>
          <table:table-cell table:style-name="Table2.B2" office:value-type="string">
            <text:p text:style-name="P15"><text:s/></text:p>
          </table:table-cell>
        </table:table-row>
        <table:table-row table:style-name="Table2.1">
          <table:table-cell table:style-name="Table2.A2" office:value-type="string">
            <text:p text:style-name="P15"><text:s/></text:p>
          </table:table-cell>
          <table:table-cell table:style-name="Table2.B2" office:value-type="string">
            <text:p text:style-name="P15"><text:s/></text:p>
          </table:table-cell>
          <table:table-cell table:style-name="Table2.B2" office:value-type="string">
            <text:p text:style-name="P15"><text:s/></text:p>
          </table:table-cell>
        </table:table-row>
        <table:table-row table:style-name="Table2.1"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15"/>
          </table:table-cell>
          <table:table-cell table:style-name="Table2.B2" office:value-type="string">
            <text:p text:style-name="P15"/>
          </table:table-cell>
        </table:table-row>
      </table:table>
      <text:p text:style-name="P8"><text:bookmark text:name="_th10i7rzczwl"/><text:soft-page-break/>1- Visão do produto</text:p>
      <text:p text:style-name="P9"><text:bookmark text:name="_3u2id13bst6o"/>A oportunidade de negócio</text:p>
      <text:p text:style-name="P2">Existem muitas plataformas para comprar e vender os mais diversos produtos, mas não tantas viradas para o transporte destes que é também essencial. Esta plataforma tem como principal objetivo permitir aos utilizadores mover produtos de um destino para o outro de maneira fácil e eficaz. <text:span text:style-name="T10">Destina-se tanto a utilizadores normais como a empresas de compra e venda de produtos que precisem de uma plataforma para transportar os produtos até aos compradores.</text:span></text:p>
      <text:p text:style-name="P9"><text:bookmark text:name="_bszsx1fp6t8h"/>O conceito do produto</text:p>
      <text:p text:style-name="P1"/>
      <text:p text:style-name="P2"><text:s/>O nosso produto é uma espécie de correio mas mais fácil de usar e permite transportar objetos de maior dimensão. <text:span text:style-name="T11">Está ativo apenas em Portugal e Espanha.</text:span></text:p>
      <text:p text:style-name="P20">[declaração concisa que sumaria o propósito do novo produto e a como a sua diferenciação/posicionamento pretende atingir o mercado a que se destina. ]</text:p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1">Para o/a:</text:p>
          </table:table-cell>
          <table:table-cell table:style-name="Table3.B1" office:value-type="string">
            <text:p text:style-name="P24">Utilizador comum / Empresas </text:p>
          </table:table-cell>
        </table:table-row>
        <table:table-row table:style-name="Table3.1">
          <table:table-cell table:style-name="Table3.A2" office:value-type="string">
            <text:p text:style-name="P31">Que apresenta:</text:p>
          </table:table-cell>
          <table:table-cell table:style-name="Table3.B2" office:value-type="string">
            <text:p text:style-name="P22">[caracterização da necessidade ou oportunidade]</text:p>
          </table:table-cell>
        </table:table-row>
        <table:table-row table:style-name="Table3.1">
          <table:table-cell table:style-name="Table3.A2" office:value-type="string">
            <text:p text:style-name="P31">O produto:</text:p>
          </table:table-cell>
          <table:table-cell table:style-name="Table3.B3" office:value-type="string">
            <text:p text:style-name="P22"><text:span text:style-name="T10">CloudDeliveries </text:span>, que é um sistema de <text:span text:style-name="T10">entrega de produtos</text:span><text:tab/></text:p>
          </table:table-cell>
        </table:table-row>
        <table:table-row table:style-name="Table3.1">
          <table:table-cell table:style-name="Table3.A2" office:value-type="string">
            <text:p text:style-name="P31">Que:</text:p>
          </table:table-cell>
          <table:table-cell table:style-name="Table3.B4" office:value-type="string">
            <text:p text:style-name="P23">Entrega produtos. Pode ser utilizado por qualquer utilizador que queira transportar algo de pequena ou grande dimensão. As entregas são feitas num curto espaço de tempo.</text:p>
          </table:table-cell>
        </table:table-row>
        <table:table-row table:style-name="Table3.1">
          <table:table-cell table:style-name="Table3.A2" office:value-type="string">
            <text:p text:style-name="P31">Ao contrário de:</text:p>
          </table:table-cell>
          <table:table-cell table:style-name="Table3.B5" office:value-type="string">
            <text:p text:style-name="P23">Shiply. <text:span text:style-name="T11">Shiply é uma plataforma internacional e por isso, transportar coisas para Portugal torna-se complicado com documentos para preencher, portes para pagar, etc...</text:span></text:p>
          </table:table-cell>
        </table:table-row>
        <table:table-row table:style-name="Table3.1">
          <table:table-cell table:style-name="Table3.A6" office:value-type="string">
            <text:p text:style-name="P31">O nosso produto:</text:p>
          </table:table-cell>
          <table:table-cell table:style-name="Table3.B6" office:value-type="string">
            <text:p text:style-name="P22">[caraterização dos pontos essenciais de diferenciação e mais valia do novo produto]</text:p>
          </table:table-cell>
        </table:table-row>
      </table:table>
      <text:p text:style-name="P1"/>
      <text:p text:style-name="P9"><text:bookmark text:name="_eqlfmibfaprz"/>Prioridades no projeto</text:p>
      <text:p text:style-name="P3">Iteração 1 – <text:tab/>. Modelo da Arquitetura – completo</text:p>
      <text:p text:style-name="P3"><text:tab/><text:tab/>. Modelo de dados – parcialmente (pode haver detalhes / falhas que só serão detetados mais á frente )<text:tab/></text:p>
      <text:p text:style-name="P3"><text:tab/><text:tab/>. Protótipo -- <text:s/>completo</text:p>
      <text:p text:style-name="P3"><text:tab/><text:tab/>. <text:span text:style-name="T12">Use Cases / User Stories -- completo</text:span></text:p>
      <text:p text:style-name="P3"><text:tab/><text:tab/>. Aplicação WEB – parcialmente, funcionalidades a atingir <text:s/>– fazer log-in sign up</text:p>
      <text:p text:style-name="P3"><text:tab/><text:tab/><text:tab/><text:tab/><text:tab/><text:tab/><text:tab/><text:tab/><text:tab/><text:tab/></text:p>
      <text:p text:style-name="P3"><text:tab/><text:tab/>. API / <text:span text:style-name="T12">BD</text:span> – parcialmente, <text:span text:style-name="T12">funcionalidades a atingir – guardar utilizadores</text:span></text:p>
      <text:p text:style-name="P3"><text:tab/><text:tab/><text:tab/><text:tab/><text:tab/><text:tab/><text:tab/><text:tab/><text:tab/>-- <text:span text:style-name="T12">mostrar os utilizadores guardados</text:span></text:p>
      <text:p text:style-name="P3"/>
      <text:p text:style-name="P4">Iteração 2 -- <text:tab/>. Aplicação WEB – parcialmente, funcionalidades a atingir<text:tab/>– visualizar <text:span text:style-name="T13">entregas</text:span></text:p>
      <text:p text:style-name="P4"><text:soft-page-break/><text:tab/><text:tab/><text:tab/><text:tab/><text:tab/><text:tab/><text:tab/><text:tab/><text:tab/><text:tab/>-- <text:span text:style-name="T13">requisitar</text:span> <text:span text:style-name="T13">entrega</text:span></text:p>
      <text:p text:style-name="P4"><text:tab/><text:tab/><text:tab/><text:tab/><text:tab/><text:tab/><text:tab/><text:tab/><text:tab/><text:tab/>-- visualizar preços</text:p>
      <text:p text:style-name="P4"><text:tab/><text:tab/><text:tab/><text:tab/><text:tab/><text:tab/><text:tab/><text:tab/><text:tab/><text:tab/>-- <text:span text:style-name="T13">Escolher tipo de conta</text:span></text:p>
      <text:p text:style-name="P4"><text:tab/><text:tab/>. <text:span text:style-name="T13">API / BD – parcialmente, funcionalidades a atingir – guardar encomendas</text:span></text:p>
      <text:p text:style-name="P4"><text:tab/><text:tab/><text:tab/><text:tab/><text:tab/><text:tab/><text:tab/><text:tab/><text:tab/>-- <text:span text:style-name="T13">fazer querys baseadas em encomendas (procurar por encomendas de um dado utilizador, etc...)</text:span></text:p>
      <text:p text:style-name="P4"><text:tab/><text:tab/><text:tab/><text:tab/><text:tab/><text:tab/><text:tab/><text:tab/><text:tab/></text:p>
      <text:p text:style-name="P4"><text:tab/><text:tab/><text:tab/><text:tab/><text:tab/><text:tab/><text:tab/><text:tab/><text:tab/><text:tab/></text:p>
      <text:p text:style-name="P1"><text:span text:style-name="T3">[</text:span><text:span text:style-name="T4">Apresentar um plano indicativo para a implementação incremental da solução ao longo de várias iterações/releases, explicando as funcionalidades a atingir por </text:span><text:a xlink:type="simple" xlink:href="https://www.atlassian.com/agile/project-management/epics-stories-themes" text:style-name="Internet_20_link" text:visited-style-name="Visited_20_Internet_20_Link"><text:span text:style-name="T5">epics</text:span></text:a><text:span text:style-name="T4"> ]</text:span></text:p>
      <text:p text:style-name="P9"><text:bookmark text:name="_ibysrcnrubtb"/>Metodologia de levantamento de requisitos</text:p>
      <text:p text:style-name="P5">Para levantarmos os requisitos para o nosso projeto, analisámos sistemas semelhantes como o glovo, o shiply etc, e pensámos também nas nossas necessidades enquanto utilizadores. No fim, pensámos também no que o nosso projeto devería ter que os outros sistemas não têm.</text:p>
      <text:p text:style-name="P5"/>
      <text:p text:style-name="P1">[explicar quais foram as estratégias do grupo para fazer o levantamento de requisitos neste projeto]</text:p>
      <text:p text:style-name="P1">[identificar pessoas/<text:span text:style-name="T8">stakeholders</text:span> que participaram na especificação e os seus papéis/contributos]</text:p>
      <text:p text:style-name="P1">[descrever os trabalhos realizados relacionados com a captura de requisitos]</text:p>
      <text:p text:style-name="P25"><text:bookmark text:name="_i56vl6u8nd3e"/>2- Modelo do domínio</text:p>
      <text:p text:style-name="P1">[mapa de conceitos, i.e., diagrama de classes <text:span text:style-name="T1">do domínio do problema</text:span>; classes com atributos e associações. Podem ser usados várias diagramas, se isso facilitar.]</text:p>
      <text:p text:style-name="P8"><text:bookmark text:name="_dhsmlp2w48wp"/>3- Cenários de utilização</text:p>
      <text:p text:style-name="P9"><text:bookmark text:name="_21hm67ck9foo"/>Visão geral dos casos de utilização</text:p>
      <text:p text:style-name="P1"/>
      <text:p text:style-name="P1"><text:bookmark text:name="cch_f5fa2840fee1f2"/>- Visualizar site <text:span text:style-name="T14">(página principal, serviços, preços, ratings)</text:span></text:p>
      <text:p text:style-name="P6">- <text:span text:style-name="T14">Signup / Login</text:span></text:p>
      <text:p text:style-name="P6">- <text:span text:style-name="T14">Ver / Alterar detalhes de conta</text:span></text:p>
      <text:p text:style-name="P6">- <text:span text:style-name="T15">Agendar Entrega</text:span></text:p>
      <text:p text:style-name="P6">- <text:span text:style-name="T15">Visualizar o estado das entregas / encomendas</text:span></text:p>
      <text:p text:style-name="P1"/>
      <text:p text:style-name="P1">[Apresentar o modelo de casos de utilização tendo em vista quem está a ver as especificações pela primeira vez! Num modelo com alguma dimensão, preferir mostrar vistas parciais, com CaU seleccionados (os mais importantes) e omitir “detalhes” para apresentação posterior. Esta secção é uma “visita guiada” aos CaU. <text:span text:style-name="T1">Não</text:span> é para desenvolver as narrativas estruturadas dos CaU.]</text:p>
      <text:p text:style-name="P34"/>
      <text:p text:style-name="P9"><text:bookmark text:name="_356xa9aplr38"/><text:soft-page-break/>Atores</text:p>
      <text:p text:style-name="P7">ator 1 – O utilizador normal que pretende realizar 1/várias entregas.</text:p>
      <text:p text:style-name="P7">ator 2 – Uma empresa de compra e venda de produtos que pode ir até milhares de entregas diárias.</text:p>
      <text:p text:style-name="P32"><text:bookmark text:name="_pj2c0njouv76"/>User stories</text:p>
      <text:p text:style-name="P29">https://docs.google.com/document/d/12hZjDZUnpCI1fA6prrOcEioE3HapJ762JgVt0GFFizo/edit?usp=sharing</text:p>
      <text:p text:style-name="P1"/>
      <text:p text:style-name="P1"/>
      <text:p text:style-name="P1">[desagregação da funcionalidade do sistema em <text:a xlink:type="simple" xlink:href="https://docs.google.com/document/d/1NN1UmFxIf7fmqEWUXvFNOAaHXOEeskqKPjVma4FZxQ4/edit" text:style-name="Internet_20_link" text:visited-style-name="Visited_20_Internet_20_Link"><text:span text:style-name="T6">User-Stories</text:span></text:a>]</text:p>
      <text:p text:style-name="P1">[Nesta seção, é mais natural referir o recurso onde é que estão as US e como é que são geridas no projeto, do que incluir aqui o corpo das US propriament ditas.</text:p>
      <text:p text:style-name="P1">O corpo (cenários) das user stories podem ser incluídos na ferramenta de gestão do backlog (e.g.: PivotalTracker) ou em Google Docs, por ex ]</text:p>
      <text:p text:style-name="P8"><text:bookmark text:name="_twg0iful1wkl"/>4. Plano técnico da solução</text:p>
      <text:p text:style-name="P9"><text:bookmark text:name="_niu4w529b7bv"/>Arquitetura aplicacional<text:tab/></text:p>
      <text:p text:style-name="P1">[Como é que a solução de software vai estar organizada? Explicar a organização prevista do software em módulos, camadas ou subsistemas.</text:p>
      <text:p text:style-name="P1">Sugestão: apresentar uma arquitetura lógica, visualizada com um diagrama de pacotes]</text:p>
      <text:p text:style-name="P9"><text:bookmark text:name="_nc29ibn9lurs"/>Arquitetura de instalação<text:tab/></text:p>
      <text:p text:style-name="P1">[Explicar a organização prevista da solução em termos configuração de produção (<text:span text:style-name="T8">deployment</text:span>). Modelar num diagrama de <text:span text:style-name="T8">deployment</text:span>]</text:p>
      <text:p text:style-name="P10"><text:bookmark text:name="_gqgr4n6gsl98"/>Protótipos dos produtos</text:p>
      <text:p text:style-name="P10"><text:span text:style-name="T16">Para fazer o Protótipo foi utilizada a plataforma proto.io. O link fica apenas disponivel durente 15 dias após a criação da conta no site por isso, o protótipo foi exportado para formato html que se encontra no git.</text:span><text:tab/></text:p>
      <text:p text:style-name="P1"/>
      <text:p text:style-name="P8"><text:bookmark text:name="_4hzq10e8lamz"/>5. API de integração</text:p>
      <text:p text:style-name="P1">[Explicar a organização da API. Os detalhes detalhes/documentação dos métodos devem ficar numa solução <text:span text:style-name="T8">hosted</text:span> de documentação de APIs, como o <text:a xlink:type="simple" xlink:href="https://swagger.io/" text:style-name="Internet_20_link" text:visited-style-name="Visited_20_Internet_20_Link"><text:span text:style-name="T6">Swagger</text:span></text:a>, ou <text:a xlink:type="simple" xlink:href="https://apiary.io/" text:style-name="Internet_20_link" text:visited-style-name="Visited_20_Internet_20_Link"><text:span text:style-name="T7">https://apiary.io/</text:span></text:a><text:span text:style-name="T9"> 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unito Sans" svg:font-family="'Nunito Sans', sans-serif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Source Sans Pro" svg:font-family="'Source Sans Pro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ohit Devanagari" svg:font-family="'Lohit Devanagari'" style:font-family-generic="system" style:font-pitch="variable"/>
    <style:font-face style:name="Roboto1" svg:font-family="Roboto" style:font-family-generic="system" style:font-pitch="variable"/>
    <style:font-face style:name="Roboto Condensed1" svg:font-family="'Roboto Condensed'" style:font-family-generic="system" style:font-pitch="variable"/>
    <style:font-face style:name="Source Han Sans CN Regular" svg:font-family="'Source Han Sans CN Regular'" style:font-family-generic="system" style:font-pitch="variable"/>
    <style:font-face style:name="Source Sans Pro1" svg:font-family="'Source Sans Pr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Roboto" fo:font-size="11pt" fo:language="en" fo:country="none" style:letter-kerning="false" style:font-name-asian="Roboto1" style:font-size-asian="11pt" style:language-asian="zh" style:country-asian="CN" style:font-name-complex="Robo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Roboto" fo:font-size="11pt" fo:language="en" fo:country="none" style:letter-kerning="false" style:font-name-asian="Roboto1" style:font-size-asian="11pt" style:language-asian="zh" style:country-asian="CN" style:font-name-complex="Roboto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5in" fo:margin-bottom="0.1665in" loext:contextual-spacing="false" fo:line-height="113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color="#666666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color="#666666"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style:font-name="Roboto Condensed" fo:font-family="'Roboto Condensed'" style:font-family-generic="roman" style:font-pitch="variable" fo:font-size="24pt" fo:font-weight="bold" style:font-name-asian="Roboto Condensed1" style:font-family-asian="'Roboto Condensed'" style:font-family-generic-asian="system" style:font-pitch-asian="variable" style:font-size-asian="24pt" style:font-weight-asian="bold" style:font-name-complex="Roboto Condensed1" style:font-family-complex="'Roboto Condensed'" style:font-family-generic-complex="system" style:font-pitch-complex="variable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92in" fo:margin-bottom="0.5992in" fo:margin-left="0.5992in" fo:margin-right="0.5992in" fo:background-color="#ffffff" style:writing-mode="lr-tb" style:layout-grid-color="#c0c0c0" style:layout-grid-lines="2665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8T17:46:01.318171843</dc:date>
    <meta:editing-duration>PT1H2M11S</meta:editing-duration>
    <meta:editing-cycles>3</meta:editing-cycles>
    <meta:generator>LibreOffice/5.4.5.1$Linux_X86_64 LibreOffice_project/40$Build-1</meta:generator>
    <meta:document-statistic meta:table-count="3" meta:image-count="0" meta:object-count="0" meta:page-count="4" meta:paragraph-count="105" meta:word-count="898" meta:character-count="5993" meta:non-whitespace-character-count="5070"/>
  </office:meta>
</office:document-meta>
</file>